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1.2 – El límite de la materia inerte</text:h>
      <text:p text:style-name="Text_20_body">Desde la perspectiva tradicional, la vida se considera una simple reacción natural. En cierto sentido, se la compara con el fuego: ambos fenómenos se propagan cuando encuentran las condiciones adecuadas. Pero esta analogía, aunque sugerente, revela pronto sus límites.</text:p>
      <text:p text:style-name="Text_20_body">El fuego se expande de forma caótica, consumiendo sin distinción. La vida, en cambio, se propaga con estructura, con método, con consistencia. Su expansión no es azarosa: es robusta, organizada, casi deliberada. Y esa diferencia esencial radica en que la vida, en su propagación, utiliza inteligencia.</text:p>
      <text:p text:style-name="Text_20_body">Algunos dirán que no es inteligencia real, sino selección natural. Pero nosotros también aprendemos mediante errores, mediante intentos fallidos, mediante repetición. ¿Acaso eso invalida nuestra inteligencia? La capacidad de aprender, de adaptarse, de mejorar —aunque surja de procesos iterativos— sigue siendo inteligencia.</text:p>
      <text:p text:style-name="Text_20_body">Es cierto que la vida comienza como una reacción química: moléculas que se combinan, estructuras que emergen. Pero hay un punto crítico en ese proceso, un umbral, a partir del cual la organización del sistema empieza a generar inteligencia. Y esa inteligencia, al aplicarse, modifica el sistema que la produjo. Se establece una retroalimentación. Desde ese momento, ya no podemos llamar a esa materia “inerte”.</text:p>
      <text:p text:style-name="Text_20_body">La vida no es como el fuego. Es inteligente. Y esa inteligencia no surge del azar, sino de la estructura. La estructura que la hace posible es el ADN.</text:p>
      <text:p text:style-name="Text_20_body">La materia puede combinarse naturalmente, sí. Pero cuando esa combinación alcanza la complejidad del ADN, algo nuevo aparece. La molécula comienza a recordar, a aprender, a explorar. Surge la inteligencia. Surge el espíritu. Ya no es materia inerte. Es otra cosa.</text:p>
      <text:p text:style-name="Horizontal_20_Line"/>
      <text:h text:style-name="Heading_20_2" text:outline-level="2">La inteligencia del hormiguero</text:h>
      <text:p text:style-name="Text_20_body">Consideremos el hormiguero. Se suele decir que las hormigas no son inteligentes, pero que el hormiguero sí lo es. La colonia forma una estructura que resuelve problemas, que se adapta, que toma decisiones. Al observarla, imaginamos que la inteligencia es externa, que emerge de la interacción entre individuos. Buscamos un centro, un nodo de control. Pero no lo encontramos.</text:p>
      <text:p text:style-name="Text_20_body">La inteligencia del hormiguero no es exterior. Es interior. No reside en una hormiga específica, ni en un lugar determinado. Está distribuida en el sistema, en la forma en que las hormigas se comportan, se comunican, se organizan.</text:p>
      <text:p text:style-name="Text_20_body">Una hormiga camina sola por mi cocina. Parece explorar. ¿Por qué no está con las demás? La respuesta es simple: porque quiere hacerlo. Tal vez no sepa por qué, pero algo en su interior la impulsa. Y ella disfruta de esa exploración. Esa voz interior, ese impulso, lo llamamos instinto.</text:p>
      <text:p text:style-name="Text_20_body"><text:soft-page-break/>La inteligencia del hormiguero no es casual. Surge de la estructura. El sistema la produce. Y ese sistema está codificado por el ADN.</text:p>
      <text:p text:style-name="Text_20_body">De forma similar, la vida explora posibilidades. Ensaya caminos. Encuentra soluciones. Lo hace porque su estructura lo permite. La inteligencia que emerge no es accidental. Es consecuencia del diseño. Y ese diseño lo crea el ADN.</text:p>
      <text:p text:style-name="Horizontal_20_Line"/>
      <text:h text:style-name="Heading_20_2" text:outline-level="2">ADN: Umbral entre materia y espíritu</text:h>
      <text:p text:style-name="Text_20_body">Nos cuesta comprender esta forma de inteligencia. No se parece a la nuestra. No tiene un cerebro, ni una conciencia centralizada. Es un paradigma distinto. Pero eso no la hace menos real.</text:p>
      <text:p text:style-name="Text_20_body">El ADN construye inteligencia. Y esa inteligencia es espíritu.</text:p>
      <text:p text:style-name="Text_20_body">La inteligencia no es un fenómeno físico. No pertenece al universo material. En el momento en que la materia se convierte en ADN, aparece un nuevo universo. Un universo de ideas. Un universo lógico. Un universo que antes no existía.</text:p>
      <text:p text:style-name="Text_20_body">Con el ADN, despierta el ser.</text:p>
      <text:p text:style-name="Horizontal_20_Line"/>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8T19:23:55.072000000</meta:creation-date>
    <dc:date>2025-08-23T16:46:31.656000000</dc:date>
    <meta:editing-duration>PT9M33S</meta:editing-duration>
    <meta:editing-cycles>2</meta:editing-cycles>
    <meta:generator>LibreOffice/7.3.5.2$Windows_X86_64 LibreOffice_project/184fe81b8c8c30d8b5082578aee2fed2ea847c01</meta:generator>
    <meta:document-statistic meta:table-count="0" meta:image-count="0" meta:object-count="0" meta:page-count="2" meta:paragraph-count="18" meta:word-count="572" meta:character-count="3579" meta:non-whitespace-character-count="3024"/>
  </office:meta>
</office:document-meta>
</file>